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g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. Skapa applikation med skrivbor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2. Skapa ikon som öppnar ett föns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3. Fyll fönstret med bilder med hjälp av ajaxanrop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3">
          <table:table-cell office:value-type="string">
            <text:p>4. Bakgrund ändras då bild klickas</text:p>
          </table:table-cell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5. Fönstret går att stänga</text:p>
          </table:table-cell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6. Skapa en tilltalande layout</text:p>
          </table:table-cell>
          <table:table-cell table:number-columns-repeated="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2">
            <text:p>12</text:p>
          </table:table-cell>
          <table:table-cell table:style-name="ce6" table:number-columns-repeated="3"/>
          <table:table-cell table:style-name="Default"/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cm" table:end-y="0.126cm" draw:z-index="0" draw:style-name="gr1" svg:width="14.831cm" svg:height="6.986cm" svg:x="2.844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31.12.2013</text:date>, <text:time>19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3-12-31T19:13:28.34</dc:date>
    <meta:editing-duration>PT03H45M37S</meta:editing-duration>
    <meta:editing-cycles>8</meta:editing-cycles>
    <meta:generator>OpenOffice.org/3.2$Win32 OpenOffice.org_project/320m12$Build-9483</meta:generator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